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276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276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276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276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276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276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276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276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276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276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276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276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276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276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276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276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276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Tiffany de los Angeles Amaiz Ló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94035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nny José Amaiz Estev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98150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9.17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2" meta:non-whitespace-character-count="1002"/>
    <meta:template xlink:type="simple" xlink:actuate="onRequest" xlink:title="Normal" xlink:href=""/>
  </office:meta>
</office:document-meta>
</file>